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95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1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04P0" style:volatile="true" number:language="uk" number:country="UA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104" number:language="uk" number:country="UA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104P0"/>
    </number:currency-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104">
      <style:table-cell-properties fo:background-color="transparent"/>
    </style:style>
    <style:style style:name="ce4" style:family="table-cell" style:parent-style-name="Default" style:data-style-name="N10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number-columns-repeated="2" table:default-cell-style-name="ce3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Таблиця компонентів</text:p>
          </table:table-cell>
          <table:covered-table-cell/>
          <table:covered-table-cell table:number-columns-repeated="2" table:style-name="ce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деталь</text:p>
          </table:table-cell>
          <table:table-cell office:value-type="string" calcext:value-type="string">
            <text:p>кількість</text:p>
          </table:table-cell>
          <table:table-cell table:style-name="ce2" office:value-type="string" calcext:value-type="string">
            <text:p>вартість /шт</text:p>
          </table:table-cell>
          <table:table-cell table:style-name="ce2" office:value-type="string" calcext:value-type="string">
            <text:p>вартість всіх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мотор кроковий стандарту nema 17</text:p>
          </table:table-cell>
          <table:table-cell office:value-type="float" office:value="1" calcext:value-type="float">
            <text:p>1</text:p>
          </table:table-cell>
          <table:table-cell office:value-type="currency" office:currency="UAH" office:value="655" calcext:value-type="currency">
            <text:p>655,00 грн.</text:p>
          </table:table-cell>
          <table:table-cell table:formula="of:=([.B3]*[.C3])" office:value-type="currency" office:currency="UAH" office:value="655" calcext:value-type="currency">
            <text:p>655,00 грн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шестерня мала </text:p>
          </table:table-cell>
          <table:table-cell office:value-type="float" office:value="1" calcext:value-type="float">
            <text:p>1</text:p>
          </table:table-cell>
          <table:table-cell office:value-type="currency" office:currency="UAH" office:value="45" calcext:value-type="currency">
            <text:p>45,00 грн.</text:p>
          </table:table-cell>
          <table:table-cell table:formula="of:=([.B4]*[.C4])" office:value-type="currency" office:currency="UAH" office:value="45" calcext:value-type="currency">
            <text:p>45,00 грн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шестерня велика <text:s/></text:p>
          </table:table-cell>
          <table:table-cell office:value-type="float" office:value="1" calcext:value-type="float">
            <text:p>1</text:p>
          </table:table-cell>
          <table:table-cell office:value-type="currency" office:currency="UAH" office:value="50" calcext:value-type="currency">
            <text:p>50,00 грн.</text:p>
          </table:table-cell>
          <table:table-cell table:formula="of:=([.B5]*[.C5])" office:value-type="currency" office:currency="UAH" office:value="50" calcext:value-type="currency">
            <text:p>50,00 грн.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корпус</text:p>
          </table:table-cell>
          <table:table-cell office:value-type="float" office:value="1" calcext:value-type="float">
            <text:p>1</text:p>
          </table:table-cell>
          <table:table-cell office:value-type="currency" office:currency="UAH" office:value="220" calcext:value-type="currency">
            <text:p>220,00 грн.</text:p>
          </table:table-cell>
          <table:table-cell table:formula="of:=([.B6]*[.C6])" office:value-type="currency" office:currency="UAH" office:value="220" calcext:value-type="currency">
            <text:p>220,00 грн.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сервомотор 25кг цифровий</text:p>
          </table:table-cell>
          <table:table-cell office:value-type="float" office:value="1" calcext:value-type="float">
            <text:p>1</text:p>
          </table:table-cell>
          <table:table-cell office:value-type="currency" office:currency="UAH" office:value="350" calcext:value-type="currency">
            <text:p>350,00 грн.</text:p>
          </table:table-cell>
          <table:table-cell table:formula="of:=([.B7]*[.C7])" office:value-type="currency" office:currency="UAH" office:value="350" calcext:value-type="currency">
            <text:p>350,00 грн.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кришка корпуса</text:p>
          </table:table-cell>
          <table:table-cell office:value-type="float" office:value="1" calcext:value-type="float">
            <text:p>1</text:p>
          </table:table-cell>
          <table:table-cell office:value-type="currency" office:currency="UAH" office:value="150" calcext:value-type="currency">
            <text:p>150,00 грн.</text:p>
          </table:table-cell>
          <table:table-cell table:formula="of:=([.B8]*[.C8])" office:value-type="currency" office:currency="UAH" office:value="150" calcext:value-type="currency">
            <text:p>150,00 грн.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кришка підшипника</text:p>
          </table:table-cell>
          <table:table-cell office:value-type="float" office:value="1" calcext:value-type="float">
            <text:p>1</text:p>
          </table:table-cell>
          <table:table-cell office:value-type="currency" office:currency="UAH" office:value="45" calcext:value-type="currency">
            <text:p>45,00 грн.</text:p>
          </table:table-cell>
          <table:table-cell table:formula="of:=([.B9]*[.C9])" office:value-type="currency" office:currency="UAH" office:value="45" calcext:value-type="currency">
            <text:p>45,00 грн.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малий підшипник 8 12 7</text:p>
          </table:table-cell>
          <table:table-cell office:value-type="float" office:value="2" calcext:value-type="float">
            <text:p>2</text:p>
          </table:table-cell>
          <table:table-cell office:value-type="currency" office:currency="UAH" office:value="5" calcext:value-type="currency">
            <text:p>5,00 грн.</text:p>
          </table:table-cell>
          <table:table-cell table:formula="of:=([.B10]*[.C10])" office:value-type="currency" office:currency="UAH" office:value="10" calcext:value-type="currency">
            <text:p>10,00 грн.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великий підшипник 20 42 7</text:p>
          </table:table-cell>
          <table:table-cell office:value-type="float" office:value="1" calcext:value-type="float">
            <text:p>1</text:p>
          </table:table-cell>
          <table:table-cell office:value-type="currency" office:currency="UAH" office:value="30" calcext:value-type="currency">
            <text:p>30,00 грн.</text:p>
          </table:table-cell>
          <table:table-cell table:formula="of:=([.B11]*[.C11])" office:value-type="currency" office:currency="UAH" office:value="30" calcext:value-type="currency">
            <text:p>30,00 грн.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шурупи м3 набір </text:p>
          </table:table-cell>
          <table:table-cell office:value-type="float" office:value="1" calcext:value-type="float">
            <text:p>1</text:p>
          </table:table-cell>
          <table:table-cell office:value-type="currency" office:currency="UAH" office:value="150" calcext:value-type="currency">
            <text:p>150,00 грн.</text:p>
          </table:table-cell>
          <table:table-cell table:formula="of:=([.B12]*[.C12])" office:value-type="currency" office:currency="UAH" office:value="150" calcext:value-type="currency">
            <text:p>150,00 грн.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вал великої шестерні для кріплення серво</text:p>
          </table:table-cell>
          <table:table-cell office:value-type="float" office:value="1" calcext:value-type="float">
            <text:p>1</text:p>
          </table:table-cell>
          <table:table-cell office:value-type="currency" office:currency="UAH" office:value="60" calcext:value-type="currency">
            <text:p>60,00 грн.</text:p>
          </table:table-cell>
          <table:table-cell table:formula="of:=([.B13]*[.C13])" office:value-type="currency" office:currency="UAH" office:value="60" calcext:value-type="currency">
            <text:p>60,00 грн.</text:p>
          </table:table-cell>
          <table:table-cell table:style-name="ce2"/>
          <table:table-cell table:number-columns-repeated="3"/>
          <table:table-cell table:style-name="ce4"/>
        </table:table-row>
        <table:table-row table:style-name="ro1">
          <table:table-cell office:value-type="string" calcext:value-type="string">
            <text:p>загальна вартість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3" table:formula="of:=SUM([.D:.D])" office:value-type="currency" office:currency="UAH" office:value="1765" calcext:value-type="currency">
            <text:p>1 765,00 грн.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ce4"/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0T20:55:35.552250819</meta:creation-date>
    <dc:date>2023-06-10T21:21:42.303363958</dc:date>
    <meta:editing-duration>PT26M3S</meta:editing-duration>
    <meta:editing-cycles>8</meta:editing-cycles>
    <meta:generator>LibreOffice/7.5.4.2$Linux_X86_64 LibreOffice_project/50$Build-2</meta:generator>
    <meta:document-statistic meta:table-count="1" meta:cell-count="51" meta:object-count="0"/>
  </office:meta>
</office:document-meta>
</file>